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rfc-language-tag="es-ES-u-co-trad" fo:language="es" fo:country="ES"/>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style:font-name="Times New Roman" fo:font-size="9pt" fo:font-style="italic" style:font-size-asian="9pt" style:font-style-asian="italic" style:font-name-complex="Times New Roman" style:font-size-complex="9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text-align="center" style:justify-single-word="false" fo:background-color="#ffffff"/>
      <style:text-properties fo:font-size="6pt" style:rfc-language-tag="es-ES-u-co-trad" fo:language="es" fo:country="ES" officeooo:rsid="00206150" officeooo:paragraph-rsid="00206150" style:font-size-asian="6pt" style:font-size-complex="6pt"/>
    </style:style>
    <style:style style:name="P7" style:family="paragraph" style:parent-style-name="Standard">
      <loext:graphic-properties draw:fill="solid" draw:fill-color="#ffffff"/>
      <style:paragraph-properties fo:line-height="0.2299in" fo:background-color="#ffffff"/>
    </style:style>
    <style:style style:name="P8" style:family="paragraph" style:parent-style-name="Standard">
      <loext:graphic-properties draw:fill="solid" draw:fill-color="#ffffff"/>
      <style:paragraph-properties fo:margin-left="0.0098in" fo:margin-right="0in" fo:margin-top="0.0953in" fo:margin-bottom="0in" loext:contextual-spacing="false" fo:text-indent="0in" style:auto-text-indent="false" fo:background-color="#ffffff" fo:padding-left="0.0555in" fo:padding-right="0.0555in" fo:padding-top="0.0138in" fo:padding-bottom="0.0138in" fo:border="0.51pt solid #000000"/>
      <style:text-properties fo:font-size="13pt" style:rfc-language-tag="es-ES-u-co-trad" fo:language="es" fo:country="ES" style:font-size-asian="13pt" style:font-size-complex="13pt"/>
    </style:style>
    <style:style style:name="P9" style:family="paragraph" style:parent-style-name="Standard">
      <loext:graphic-properties draw:fill="solid" draw:fill-color="#ffffff"/>
      <style:paragraph-properties fo:margin-left="0.0098in" fo:margin-right="0in" fo:margin-top="0.0953in" fo:margin-bottom="0in" loext:contextual-spacing="false" fo:text-indent="0in" style:auto-text-indent="false" fo:background-color="#ffffff"/>
      <style:text-properties fo:font-size="7pt" style:rfc-language-tag="es-ES-u-co-trad" fo:language="es" fo:country="ES" style:font-size-asian="7pt" style:font-size-complex="7pt"/>
    </style:style>
    <style:style style:name="P10" style:family="paragraph" style:parent-style-name="Standard">
      <loext:graphic-properties draw:fill="solid" draw:fill-color="#ffffff"/>
      <style:paragraph-properties fo:margin-top="0.0299in" fo:margin-bottom="0in" loext:contextual-spacing="false" fo:line-height="0.1154in" fo:background-color="#ffffff"/>
      <style:text-properties fo:font-size="7pt" fo:language="es" fo:country="MX" style:font-size-asian="7pt" style:font-size-complex="7pt"/>
    </style:style>
    <style:style style:name="P11" style:family="paragraph" style:parent-style-name="Standard">
      <loext:graphic-properties draw:fill="solid" draw:fill-color="#ffffff"/>
      <style:paragraph-properties fo:margin-left="0.0047in" fo:margin-right="0in" fo:text-indent="0in" style:auto-text-indent="false" fo:break-before="column" fo:background-color="#ffffff" fo:padding-left="0.0555in" fo:padding-right="0in" fo:padding-top="0.0138in" fo:padding-bottom="0.0138in" fo:border="0.51pt solid #000000"/>
    </style:style>
    <style:style style:name="P12" style:family="paragraph" style:parent-style-name="Standard">
      <loext:graphic-properties draw:fill="solid" draw:fill-color="#ffffff"/>
      <style:paragraph-properties fo:margin-left="0.0047in" fo:margin-right="0in" fo:line-height="0.1154in" fo:text-indent="0in" style:auto-text-indent="false" fo:background-color="#ffffff"/>
    </style:style>
    <style:style style:name="P13" style:family="paragraph" style:parent-style-name="Standard">
      <loext:graphic-properties draw:fill="solid" draw:fill-color="#ffffff"/>
      <style:paragraph-properties fo:margin-left="0.0047in" fo:margin-right="0in" fo:line-height="0.2299in" fo:text-indent="0in" style:auto-text-indent="false" fo:background-color="#ffffff"/>
    </style:style>
    <style:style style:name="P14" style:family="paragraph" style:parent-style-name="Standard" style:master-page-name="Convert_20_1">
      <loext:graphic-properties draw:fill="solid" draw:fill-color="#ffffff"/>
      <style:paragraph-properties fo:margin-left="0.0654in" fo:margin-right="0in" fo:margin-top="0.2701in" fo:margin-bottom="0in" loext:contextual-spacing="false" fo:text-indent="0in" style:auto-text-indent="false" style:page-number="auto" fo:background-color="#ffffff" fo:padding-left="0.0555in" fo:padding-right="0.0555in" fo:padding-top="0.0138in" fo:padding-bottom="0.0138in" fo:border="0.51pt solid #000000"/>
    </style:style>
    <style:style style:name="P15" style:family="paragraph" style:parent-style-name="Standard">
      <loext:graphic-properties draw:fill="solid" draw:fill-color="#ffffff"/>
      <style:paragraph-properties fo:margin-top="0.0799in" fo:margin-bottom="0in" loext:contextual-spacing="false" fo:line-height="0.1201in" fo:background-color="#ffffff"/>
    </style:style>
    <style:style style:name="P16" style:family="paragraph" style:parent-style-name="Standard">
      <loext:graphic-properties draw:fill="solid" draw:fill-color="#ffffff"/>
      <style:paragraph-properties fo:margin-top="0.0366in" fo:margin-bottom="0in" loext:contextual-spacing="false" fo:background-color="#ffffff"/>
    </style:style>
    <style:style style:name="P17" style:family="paragraph" style:parent-style-name="Standard" style:master-page-name="Standard">
      <style:paragraph-properties fo:line-height="0.0008in" style:page-number="auto"/>
      <style:text-properties fo:font-size="1pt" style:font-size-asian="1pt" style:font-size-complex="1pt"/>
    </style:style>
    <style:style style:name="T1" style:family="text">
      <style:text-properties style:rfc-language-tag="es-ES-u-co-trad" fo:language="es" fo:country="ES"/>
    </style:style>
    <style:style style:name="T2" style:family="text">
      <style:text-properties fo:font-size="13pt" style:rfc-language-tag="es-ES-u-co-trad" fo:language="es" fo:country="ES" style:font-size-asian="13pt" style:font-size-complex="13pt"/>
    </style:style>
    <style:style style:name="T3" style:family="text">
      <style:text-properties fo:font-size="13pt" fo:letter-spacing="-0.002in" style:rfc-language-tag="es-ES-u-co-trad" fo:language="es" fo:country="ES" style:font-size-asian="13pt" style:font-size-complex="13pt"/>
    </style:style>
    <style:style style:name="T4" style:family="text">
      <style:text-properties fo:font-size="7pt" style:rfc-language-tag="es-ES-u-co-trad" fo:language="es" fo:country="ES" style:font-size-asian="7pt" style:font-size-complex="7pt"/>
    </style:style>
    <style:style style:name="T5" style:family="text">
      <style:text-properties fo:font-size="7pt" fo:language="es" fo:country="MX" style:font-name-asian="Arial" style:font-size-asian="7pt" style:font-size-complex="7pt"/>
    </style:style>
    <style:style style:name="T6" style:family="text">
      <style:text-properties fo:font-size="7pt" fo:language="es" fo:country="MX" fo:font-weight="bold" style:font-name-asian="Arial" style:font-size-asian="7pt" style:font-weight-asian="bold" style:font-size-complex="7pt" style:font-weight-complex="bold"/>
    </style:style>
    <style:style style:name="T7" style:family="text">
      <style:text-properties fo:font-size="7pt" fo:letter-spacing="-0.0008in" style:rfc-language-tag="es-ES-u-co-trad" fo:language="es" fo:country="ES" style:font-size-asian="7pt" style:font-size-complex="7pt"/>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size="8pt" fo:letter-spacing="-0.002in" style:rfc-language-tag="es-ES-u-co-trad" fo:language="es" fo:country="ES" style:font-size-asian="8pt" style:font-size-complex="8pt"/>
    </style:style>
    <style:style style:name="T11" style:family="text">
      <style:text-properties fo:letter-spacing="-0.002in" style:rfc-language-tag="es-ES-u-co-trad" fo:language="es" fo:country="ES"/>
    </style:style>
    <style:style style:name="T12" style:family="text">
      <style:text-properties style:font-name="Times New Roman" fo:font-size="9pt" fo:font-style="italic" style:font-size-asian="9pt" style:font-style-asian="italic" style:font-name-complex="Times New Roman" style:font-size-complex="9pt"/>
    </style:style>
    <style:style style:name="T13" style:family="text">
      <style:text-properties fo:color="#000000" fo:font-size="12pt" fo:letter-spacing="-0.002in" style:rfc-language-tag="es-ES-u-co-trad" fo:language="es" fo:country="ES" fo:font-weight="bold" style:font-size-asian="12pt" style:font-weight-asian="bold" style:font-size-complex="12pt"/>
    </style:style>
    <style:style style:name="T14" style:family="text"/>
    <style:style style:name="fr1" style:family="graphic" style:parent-style-name="Frame">
      <style:graphic-properties fo:margin-left="0.0252in" fo:margin-right="0.0252in" style:wrap="none" style:vertical-pos="from-top" style:vertical-rel="paragraph" style:horizontal-pos="from-left" style:horizontal-rel="paragraph" fo:background-color="#ffffff" style:background-transparency="100%" draw:fill="solid" draw:fill-color="#ffffff" draw:opacity="0%" fo:padding-left="0.0555in" fo:padding-right="0.0555in" fo:padding-top="0.0138in" fo:padding-bottom="0.0138in" fo:border="0.51pt solid #000000" style:writing-mode="lr-tb" draw:wrap-influence-on-position="once-successive"/>
    </style:style>
    <style:style style:name="Sect1" style:family="section">
      <style:section-properties style:writing-mode="lr-tb" style:editable="false">
        <style:columns fo:column-count="2">
          <style:column style:rel-width="4075*" fo:start-indent="0in" fo:end-indent="0.1701in"/>
          <style:column style:rel-width="4363*" fo:start-indent="0.1701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7"><draw:frame draw:style-name="fr1" draw:name="Frame1" text:anchor-type="paragraph" svg:x="0.0118in" svg:y="-0.0043in" svg:width="2.8047in" draw:z-index="0"><draw:text-box fo:min-height="2.7846in"><text:p text:style-name="Standard"><text:span text:style-name="T8">Espacio disponible</text:span><text:span text:style-name="T9">.</text:span></text:p><text:p text:style-name="P4"/><text:p text:style-name="P4"/><text:p text:style-name="P4"/><text:p text:style-name="P4"/><text:p text:style-name="P4"/><text:p text:style-name="P4"/><text:p text:style-name="P5"><text:span text:style-name="T9">FOTOS DIGITALES-PLANOS-ESQUEMAS-etc.</text:span></text:p></draw:text-box></draw:frame><draw:frame draw:style-name="fr1" draw:name="Frame2" text:anchor-type="paragraph" svg:x="0.0118in" svg:y="2.7799in" svg:width="1.8917in" svg:height="0.2402in" draw:z-index="1"><draw:text-box><text:p text:style-name="P6">Placa principal (Izquierda)</text:p><text:p text:style-name="P6">Placa de mandos de potencia (Derecha)</text:p></draw:text-box></draw:frame></text:p>
        <text:p text:style-name="P8">1. Objetivo del Proyecto</text:p>
        <text:p text:style-name="P9"/>
        <text:p text:style-name="Standard"><text:span text:style-name="T5"><text:s text:c="2"/>Las relaciones cercanas con personas de capacidades limitadas nos llevaron a plantearnos la idea de implementar una ayuda para mejorar su calidad de vida a partir de nuestros conocimientos como técnicos electrónicos. A principio de año, junto a nuestros profesores, ideamos un servicial sistema para beneficiarlos; al cual luego lo bautizamos </text:span><text:span text:style-name="T6">S</text:span><text:span text:style-name="T5">istema </text:span><text:span text:style-name="T6">A</text:span><text:span text:style-name="T5">uxiliar para </text:span><text:span text:style-name="T6">P</text:span><text:span text:style-name="T5">ersonas con </text:span><text:span text:style-name="T6">L</text:span><text:span text:style-name="T5">imitaciones </text:span><text:span text:style-name="T6">M</text:span><text:span text:style-name="T5">otrices </text:span><text:span text:style-name="T6">(SAPLM). </text:span></text:p>
        <text:p text:style-name="Standard"><text:span text:style-name="T5"/></text:p>
        <text:p text:style-name="Standard"><text:span text:style-name="T5">El objetivo que quisiéramos <text:s/>alcanzar consta en facilitar su vida cotidiana a través de la simplificación de los mandos y controles de sistemas tanto eléctricos como electromecánicos hogareños sin la necesidad de un tercero que lo asista en estas tareas, como podría ser desde un simple encendido de luces hasta regular la calefacción mediante un simple comando por voz procesado por teléfono celular.</text:span></text:p>
        <text:p text:style-name="P10"/>
        <text:p text:style-name="P11"><text:span text:style-name="T2">2. Descripción del Proyecto</text:span></text:p>
        <text:p text:style-name="P12"><text:span text:style-name="T7"/></text:p>
        <text:p text:style-name="P12"><text:span text:style-name="T7"><text:s text:c="2"/>Este sistema se compone en primera instancia de un teléfono móvil Android, el cual el paciente dispone en todo momento, en este se reciben y procesan los comandos de voz mediante la aplicación diseñada, programada y desarrollada por nosotros. Ésta aplicación fue desarrollada en Android Studio, el programa oficial de Android para desarrollo de aplicaciones móviles, y programada en lenguaje Java. Ésta integra dos librerías las cuales resuelven el reconocimiento de voz, pocket-sphinx y la API oficial de Google destinada a este propósito.</text:span></text:p>
        <text:p text:style-name="P12"><text:span text:style-name="T7"/></text:p>
        <text:p text:style-name="P12"><text:span text:style-name="T7">Estos comandos luego de ser procesados en la aplicación se envían mediante Bluetooth a lo que nosotros denominamos la placa principal o maestra. La cual, inmediatamente a través de un sistema de radiofrecuencia, retransmite el comando recibido a la placa de mando correspondiente. Estas llamadas placas de mando son aquellas que interactuar directamente con el dispositivo o maquinaria a controlar, reciben un simple comando mediante el sistema de radiofrecuencia enviado desde la placa central y cumplen la orden. </text:span></text:p>
        <text:p text:style-name="P12"><text:span text:style-name="T7"/></text:p>
        <text:p text:style-name="P12"><text:span text:style-name="T7">Concretamente en nuestro proyecto se exponen dos placas de mando, una al cual la llamamos “Placa de mandos de potencia” y a la otra “Placa de mandos motrices”. Ambas se componen esencialmente del modulo de radiofrecuencia junto a un microcontrolador de 8 bits de la familia AVR y de todos los elementos para la regulación del voltaje. La “Placa de mandos de potencia” dispone de 4 contactos electromecánicos los cuales controlaran elementos simples, como una estufa, ventilador, luz, velador u otros. En cuanto a la “Placa de mandos motrices” esta dispone de dos drivers para motores paso a paso los cuales <text:s/>manejaran una camilla y una cortina.</text:span></text:p>
        <text:p text:style-name="P12"><text:span text:style-name="T7"/></text:p>
        <text:p text:style-name="P12"><text:span text:style-name="T7">El proyecto está planteado de manera extensible de manera que soporte la adición de nuevas placas de mando al sistema ya planteado; luego de una correspondiente actualización del firmware de la placa principal.</text:span></text:p>
      </text:section>
      <text:section text:style-name="Sect2" text:name="Section2">
        <text:p text:style-name="P14"><text:span text:style-name="T11">3. ESTADO DE DESARROLLO DEL PROYECTO</text:span><text:span text:style-name="T3">:</text:span></text:p>
        <text:p text:style-name="P15"><text:span text:style-name="T4">Luego de cuatro meses de desarrollo nos encontramos con una firme base del proyecto ya armada. Largas tardes y noches resultaron en una aplicación capaz de recibir comandos de voz con una exactitud competente y de transmitirlos mediante el protocolo Bluetooth. Los firmware de las placas ya están asentados.</text:span></text:p>
        <text:p text:style-name="P15"><text:span text:style-name="T4">Todas las placas se encuentran diseñadas pero por el momento solo construimos dos de ellas, las cuales funcionan a la perfección . La placa principal sufrió un rediseño luego de que en una jornada de trabajo caigamos en la cuenta de que esta tenía una configuración de conexiones errónea. Se decidió construir primero la “Placa de mandos de potencia” debido a su simpleza, esta no trajo dificultades al armado y sus modificaciones fueron mínimas luego de ser completada. </text:span></text:p>
        <text:p text:style-name="P15"><text:span text:style-name="T4">Con ambas placas en marcha y una aplicación funcional el sistema esta listo para ser utilizado en situaciones simplonas como prender una estufa o luz; sin embargo no lo son para alguien con capacidades diferente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AR"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text-properties style:font-name="Arial" fo:font-family="Arial" style:font-family-generic="swiss" style:font-pitch="variable" style:rfc-language-tag="es-ES-u-co-trad" fo:language="es" fo:country="ES"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St1z0" style:family="text">
      <style:text-properties style:font-name="Arial" fo:font-family="Arial" style:font-family-generic="swiss" style:font-pitch="variable" style:font-name-complex="Arial" style:font-family-complex="Arial" style:font-family-generic-complex="swiss" style:font-pitch-complex="variable"/>
    </style:style>
    <style:style style:name="Fuente_20_de_20_párrafo_20_predeter." style:display-name="Fuente de párrafo predeter." style:family="text"/>
    <style:style style:name="Encabezado_20_Car" style:display-name="Encabezado Car" style:family="text">
      <style:text-properties style:font-name="Arial" fo:font-family="Arial" style:font-family-generic="swiss" style:font-pitch="variable" style:font-name-complex="Arial" style:font-family-complex="Arial" style:font-family-generic-complex="swiss" style:font-pitch-complex="variable"/>
    </style:style>
    <style:style style:name="Pie_20_de_20_página_20_Car" style:display-name="Pie de página Car" style:family="text">
      <style:text-properties style:font-name="Arial" fo:font-family="Arial" style:font-family-generic="swiss" style:font-pitch="variable" style:font-name-complex="Arial" style:font-family-complex="Arial" style:font-family-generic-complex="swiss" style:font-pitch-complex="variable"/>
    </style:style>
    <style:style style:name="Page_20_Number" style:display-name="Page Number" style:family="text" style:parent-style-name="Fuente_20_de_20_párrafo_20_predete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text:list-tab-stop-position="0.104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104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top="0.0366in" fo:margin-bottom="0in" loext:contextual-spacing="false" fo:background-color="#ffffff"/>
    </style:style>
    <style:style style:name="MP2" style:family="paragraph" style:parent-style-name="Standard">
      <loext:graphic-properties draw:fill="solid" draw:fill-color="#ffffff"/>
      <style:paragraph-properties fo:line-height="0.2299in" fo:background-color="#ffffff"/>
    </style:style>
    <style:style style:name="MP3" style:family="paragraph" style:parent-style-name="Standard">
      <loext:graphic-properties draw:fill="solid" draw:fill-color="#ffffff"/>
      <style:paragraph-properties fo:margin-left="0.0047in" fo:margin-right="0in" fo:line-height="0.2299in" fo:text-indent="0in" style:auto-text-indent="false" fo:background-color="#ffffff"/>
    </style:style>
    <style:style style:name="MP4" style:family="paragraph" style:parent-style-name="Header">
      <style:text-properties style:rfc-language-tag="es-ES-u-co-trad" fo:language="es" fo:country="ES"/>
    </style:style>
    <style:style style:name="MP5" style:family="paragraph" style:parent-style-name="Footer">
      <style:paragraph-properties fo:text-align="end" style:justify-single-word="false"/>
    </style:style>
    <style:style style:name="MP6" style:family="paragraph" style:parent-style-name="Footer">
      <style:paragraph-properties fo:text-align="end" style:justify-single-word="false"/>
      <style:text-properties style:font-name="Times New Roman" fo:font-size="9pt" fo:font-style="italic" style:font-size-asian="9pt" style:font-style-asian="italic" style:font-name-complex="Times New Roman" style:font-size-complex="9pt"/>
    </style:style>
    <style:style style:name="MT1" style:family="text">
      <style:text-properties fo:color="#000000" fo:font-size="12pt" fo:letter-spacing="-0.002in" style:rfc-language-tag="es-ES-u-co-trad" fo:language="es" fo:country="ES" fo:font-weight="bold" style:font-size-asian="12pt" style:font-weight-asian="bold" style:font-size-complex="12pt"/>
    </style:style>
    <style:style style:name="MT2" style:family="text">
      <style:text-properties style:rfc-language-tag="es-ES-u-co-trad" fo:language="es" fo:country="ES"/>
    </style:style>
    <style:style style:name="MT3" style:family="text"/>
    <style:page-layout style:name="Mpm1">
      <style:page-layout-properties fo:page-width="8.2681in" fo:page-height="11.6929in" style:num-format="1" style:print-orientation="portrait" fo:margin-top="0.5in" fo:margin-bottom="0.5in" fo:margin-left="1.3193in" fo:margin-right="1.0902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039in" fo:margin-top="0in" style:dynamic-spacing="true"/>
      </style:footer-style>
    </style:page-layout>
    <style:page-layout style:name="Mpm2">
      <style:page-layout-properties fo:page-width="8.2681in" fo:page-height="11.6929in" style:num-format="1" style:print-orientation="portrait" fo:margin-top="0.5in" fo:margin-bottom="0.5in" fo:margin-left="1.2598in" fo:margin-right="1.0902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09in" fo:margin-bottom="0.052in" style:dynamic-spacing="true"/>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MP1"><text:span text:style-name="MT1">TECNICA-MENTE 2019 – CICLO SUPERIOR</text:span></text:p>
        <text:p text:style-name="MP2"><text:span text:style-name="MT2">ESCUELA DE EDUCACIÓN SECUNDARIA TECNICA Nº: 9 Antonio José Rodríguez.</text:span></text:p>
        <text:p text:style-name="MP3"><text:span text:style-name="MT2">DISTRITO: Lanús.</text:span></text:p>
        <text:p text:style-name="MP3"><text:span text:style-name="MT2">REGIÓN: 2.</text:span></text:p>
        <text:p text:style-name="MP3"><text:span text:style-name="MT2">TÍTULO DEL PROYECTO: Sistema Auxiliar para Personas con Limitaciones Motrices.</text:span></text:p>
        <text:p text:style-name="MP3"><text:span text:style-name="MT2">Equipo responsable: Zatloukal Maule, Julián; Da Cruz, Agustin Tomas; Villegas Cabral, Roció.</text:span></text:p>
        <text:p text:style-name="MP3"><text:span text:style-name="MT2">Docente Tutor: Otero, Diego; Castro, Pujol; Della Paolera, Sergio.</text:span></text:p>
        <text:p text:style-name="MP4"/>
      </style:header>
      <style:footer>
        <text:p text:style-name="MP5"><text:span text:style-name="Page_20_Number"><text:page-number text:select-page="current">1</text:page-number></text:span></text:p>
        <text:p text:style-name="MP6"/>
      </style:footer>
    </style:master-page>
    <style:master-page style:name="Convert_20_1" style:display-name="Convert 1" style:page-layout-name="Mpm2">
      <style:header>
        <text:p text:style-name="MP1"><text:span text:style-name="MT1">TECNICA-MENTE 2019 – CICLO SUPERIOR</text:span></text:p>
        <text:p text:style-name="MP2"><text:span text:style-name="MT2">ESCUELA DE EDUCACIÓN SECUNDARIA TECNICA Nº: 9 Antonio José Rodríguez.</text:span></text:p>
        <text:p text:style-name="MP3"><text:span text:style-name="MT2">DISTRITO: Lanús.</text:span></text:p>
        <text:p text:style-name="MP3"><text:span text:style-name="MT2">REGIÓN: 2.</text:span></text:p>
        <text:p text:style-name="MP3"><text:span text:style-name="MT2">TÍTULO DEL PROYECTO: Sistema Auxiliar para Personas con Limitaciones Motrices.</text:span></text:p>
        <text:p text:style-name="MP3"><text:span text:style-name="MT2">Equipo responsable: Zatloukal Maule, Julián; Da Cruz, Agustin Tomas; Villegas Cabral, Roció.</text:span></text:p>
        <text:p text:style-name="MP3"><text:span text:style-name="MT2">Docente Tutor: Otero, Diego; Castro, Pujol; Della Paolera, Sergio.</text:span></text:p>
        <text:p text:style-name="MP4"/>
      </style:header>
      <style:footer>
        <text:p text:style-name="MP5"><text:span text:style-name="Page_20_Number"><text:page-number text:select-page="current">2</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CUELA DE EDUCACION SECUNDARIA TECNICA Nº:</dc:title>
    <dc:subject/>
    <meta:keyword/>
    <meta:initial-creator>Administrador</meta:initial-creator>
    <meta:creation-date>2019-07-03T22:08:00</meta:creation-date>
    <dc:date>2019-07-04T14:01:55.630000000</dc:date>
    <meta:editing-cycles>7</meta:editing-cycles>
    <meta:editing-duration>PT18M36S</meta:editing-duration>
    <meta:generator>LibreOffice/6.2.3.2$Windows_X86_64 LibreOffice_project/aecc05fe267cc68dde00352a451aa867b3b546ac</meta:generator>
    <meta:document-statistic meta:table-count="0" meta:image-count="0" meta:object-count="0" meta:page-count="2" meta:paragraph-count="32" meta:word-count="712" meta:character-count="4655" meta:non-whitespace-character-count="3964"/>
  </office:meta>
</office:document-meta>
</file>